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E00000014B46345D3B2855445.png" manifest:media-type="image/png"/>
  <manifest:file-entry manifest:full-path="Pictures/100016C500000B5E000002116795F16B8AA02AB4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2.027cm"/>
    </style:style>
    <style:style style:name="Table1.B" style:family="table-column">
      <style:table-column-properties style:column-width="3.33cm"/>
    </style:style>
    <style:style style:name="Table1.C" style:family="table-column">
      <style:table-column-properties style:column-width="0.58cm"/>
    </style:style>
    <style:style style:name="Table1.D" style:family="table-column">
      <style:table-column-properties style:column-width="3.764cm"/>
    </style:style>
    <style:style style:name="Table1.E" style:family="table-column">
      <style:table-column-properties style:column-width="1.737cm"/>
    </style:style>
    <style:style style:name="Table1.F" style:family="table-column">
      <style:table-column-properties style:column-width="5.07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7"/>
    <style:style style:name="P4" style:family="paragraph" style:parent-style-name="Text_20_body" style:list-style-name="L17"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P11" style:family="paragraph" style:parent-style-name="Text_20_body" style:list-style-name="L7">
      <style:paragraph-properties fo:margin-top="0cm" fo:margin-bottom="0cm" loext:contextual-spacing="false"/>
    </style:style>
    <style:style style:name="P12" style:family="paragraph" style:parent-style-name="Text_20_body" style:list-style-name="L8">
      <style:paragraph-properties fo:margin-top="0cm" fo:margin-bottom="0cm" loext:contextual-spacing="false"/>
    </style:style>
    <style:style style:name="P13" style:family="paragraph" style:parent-style-name="Text_20_body" style:list-style-name="L9">
      <style:paragraph-properties fo:margin-top="0cm" fo:margin-bottom="0cm" loext:contextual-spacing="false"/>
    </style:style>
    <style:style style:name="P14" style:family="paragraph" style:parent-style-name="Text_20_body" style:list-style-name="L10">
      <style:paragraph-properties fo:margin-top="0cm" fo:margin-bottom="0cm" loext:contextual-spacing="false"/>
    </style:style>
    <style:style style:name="P15" style:family="paragraph" style:parent-style-name="Text_20_body" style:list-style-name="L11">
      <style:paragraph-properties fo:margin-top="0cm" fo:margin-bottom="0cm" loext:contextual-spacing="false"/>
    </style:style>
    <style:style style:name="P16" style:family="paragraph" style:parent-style-name="Text_20_body" style:list-style-name="L12">
      <style:paragraph-properties fo:margin-top="0cm" fo:margin-bottom="0cm" loext:contextual-spacing="false"/>
    </style:style>
    <style:style style:name="P17" style:family="paragraph" style:parent-style-name="Text_20_body" style:list-style-name="L13">
      <style:paragraph-properties fo:margin-top="0cm" fo:margin-bottom="0cm" loext:contextual-spacing="false"/>
    </style:style>
    <style:style style:name="P18" style:family="paragraph" style:parent-style-name="Text_20_body" style:list-style-name="L14">
      <style:paragraph-properties fo:margin-top="0cm" fo:margin-bottom="0cm" loext:contextual-spacing="false"/>
    </style:style>
    <style:style style:name="P19" style:family="paragraph" style:parent-style-name="Text_20_body" style:list-style-name="L15">
      <style:paragraph-properties fo:margin-top="0cm" fo:margin-bottom="0cm" loext:contextual-spacing="false"/>
    </style:style>
    <style:style style:name="P20" style:family="paragraph" style:parent-style-name="Text_20_body" style:list-style-name="L16">
      <style:paragraph-properties fo:margin-top="0cm" fo:margin-bottom="0cm" loext:contextual-spacing="false"/>
    </style:style>
    <style:style style:name="P21" style:family="paragraph" style:parent-style-name="Text_20_body" style:list-style-name="L18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quipaggiamento per le spedizioni</text:p>
      <text:p text:style-name="Author">Alvise Belotti</text:p>
      <text:p text:style-name="Date">04 settembre 2018</text:p>
      <text:h text:style-name="Heading_20_3" text:outline-level="3"><text:bookmark-start text:name="fondamentali"/>FONDAMENTALI!<text:bookmark-end text:name="fondamentali"/></text:h>
      <text:list xml:id="list2470309386" text:style-name="L1">
        <text:list-item>
          <text:p text:style-name="P5">PASSAPORTO</text:p>
        </text:list-item>
        <text:list-item>
          <text:p text:style-name="P5">VISTO</text:p>
        </text:list-item>
        <text:list-item>
          <text:p text:style-name="P5">DOCUMENTO D'IDENTITÀ</text:p>
        </text:list-item>
        <text:list-item>
          <text:p text:style-name="P5">PATENTE DI GUIDA (+ estensione internazionale)</text:p>
        </text:list-item>
        <text:list-item>
          <text:p text:style-name="P5">BIGLIETTO AEREO</text:p>
        </text:list-item>
        <text:list-item>
          <text:p text:style-name="P5">DENARO</text:p>
        </text:list-item>
        <text:list-item>
          <text:p text:style-name="P5">PERMESSI</text:p>
        </text:list-item>
        <text:list-item>
          <text:p text:style-name="P5">ASSICURAZIONE <text:a xlink:type="simple" xlink:href="https://docs.google.com/spreadsheets/d/1P2IGIB3EWGGYO7Lr0oUxNU0gMkoTszwbLIj3_7-tcgg/edit#gid=0" text:style-name="Internet_20_link" text:visited-style-name="Visited_20_Internet_20_Link"><text:span text:style-name="Definition">Comparazione assicurazioni (2019)</text:span></text:a></text:p>
        </text:list-item>
        <text:list-item>
          <text:p text:style-name="P5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xml:id="list807811078" text:style-name="L2">
        <text:list-item>
          <text:p text:style-name="P6">Mutande</text:p>
        </text:list-item>
        <text:list-item>
          <text:p text:style-name="P6">Calzini leggeri e da trekking</text:p>
        </text:list-item>
        <text:list-item>
          <text:p text:style-name="P6">Sottotuta completo leggero</text:p>
        </text:list-item>
        <text:list-item>
          <text:p text:style-name="P6">Reggiseno</text:p>
        </text:list-item>
        <text:list-item>
          <text:p text:style-name="P6">Completo per dormire (pigiama)</text:p>
        </text:list-item>
        <text:list-item>
          <text:p text:style-name="P6">Tuta da campo</text:p>
        </text:list-item>
        <text:list-item>
          <text:p text:style-name="P6">Fazzoletti</text:p>
        </text:list-item>
      </text:list>
      <text:h text:style-name="Heading_20_3" text:outline-level="3"><text:bookmark-start text:name="secondo-strato"/>Secondo strato<text:bookmark-end text:name="secondo-strato"/></text:h>
      <text:list xml:id="list2196940600" text:style-name="L3">
        <text:list-item>
          <text:p text:style-name="P7">Maglietta termica leggera (maniche corte e lunghe)</text:p>
        </text:list-item>
        <text:list-item>
          <text:p text:style-name="P7">Pantaloncini corti</text:p>
        </text:list-item>
        <text:list-item>
          <text:p text:style-name="P7">Pantaloni lunghi</text:p>
        </text:list-item>
        <text:list-item>
          <text:p text:style-name="P7">Cappellino caldo</text:p>
        </text:list-item>
      </text:list>
      <text:h text:style-name="Heading_20_3" text:outline-level="3"><text:bookmark-start text:name="terzo-strato"/>Terzo strato<text:bookmark-end text:name="terzo-strato"/></text:h>
      <text:list xml:id="list3141395627" text:style-name="L4">
        <text:list-item>
          <text:p text:style-name="P8">Fleece leggero</text:p>
        </text:list-item>
      </text:list>
      <text:h text:style-name="Heading_20_4" text:outline-level="4"><text:bookmark-start text:name="quarto-strato"/>Quarto strato<text:bookmark-end text:name="quarto-strato"/></text:h>
      <text:list xml:id="list3684750154" text:style-name="L5">
        <text:list-item>
          <text:p text:style-name="P9">Guscio impermeabile - traspirante</text:p>
        </text:list-item>
        <text:list-item>
          <text:p text:style-name="P9">Giacca soft-shell</text:p>
        </text:list-item>
        <text:list-item>
          <text:p text:style-name="P9">Sovrapantaloni</text:p>
        </text:list-item>
        <text:list-item>
          <text:p text:style-name="P9"><text:soft-page-break/>Cappello con visiera e/o tese larghe</text:p>
        </text:list-item>
        <text:list-item>
          <text:p text:style-name="P9">Buff - Bandana</text:p>
        </text:list-item>
        <text:list-item>
          <text:p text:style-name="P9">Guanti</text:p>
        </text:list-item>
      </text:list>
      <text:h text:style-name="Heading_20_3" text:outline-level="3"><text:bookmark-start text:name="scarpe"/>Scarpe<text:bookmark-end text:name="scarpe"/></text:h>
      <text:list xml:id="list136666208" text:style-name="L6">
        <text:list-item>
          <text:p text:style-name="P10">Scarpa avvicinamento - arrampicata</text:p>
        </text:list-item>
        <text:list-item>
          <text:p text:style-name="P10">Pedula</text:p>
        </text:list-item>
        <text:list-item>
          <text:p text:style-name="P10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xml:id="list2297996673" text:style-name="L7">
        <text:list-item>
          <text:p text:style-name="P11">Crema solare alta protezione</text:p>
        </text:list-item>
        <text:list-item>
          <text:p text:style-name="P11">Stick labbra</text:p>
        </text:list-item>
        <text:list-item>
          <text:p text:style-name="P11">Dentifricio</text:p>
        </text:list-item>
        <text:list-item>
          <text:p text:style-name="P11">Spazzolino</text:p>
        </text:list-item>
        <text:list-item>
          <text:p text:style-name="P11">Lenti a contatto</text:p>
        </text:list-item>
        <text:list-item>
          <text:p text:style-name="P11">Liquido per lenti</text:p>
        </text:list-item>
        <text:list-item>
          <text:p text:style-name="P11">Occhiali da vista</text:p>
        </text:list-item>
        <text:list-item>
          <text:p text:style-name="P11">Sapone <text:a xlink:type="simple" xlink:href="https://www.facebook.com/insulabodycare/" text:style-name="Internet_20_link" text:visited-style-name="Visited_20_Internet_20_Link"><text:span text:style-name="Definition">Insula</text:span></text:a></text:p>
        </text:list-item>
        <text:list-item>
          <text:p text:style-name="P11">Carta igienica</text:p>
        </text:list-item>
        <text:list-item>
          <text:p text:style-name="P11">Salviette intime</text:p>
        </text:list-item>
        <text:list-item>
          <text:p text:style-name="P11">Assorbenti - Coppetta mestruazioni</text:p>
        </text:list-item>
        <text:list-item>
          <text:p text:style-name="P11">Asciugamani sintetici</text:p>
        </text:list-item>
        <text:list-item>
          <text:p text:style-name="P11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xml:id="list1071466839" text:style-name="L8">
        <text:list-item>
          <text:p text:style-name="P12">Coltellino multiuso</text:p>
        </text:list-item>
        <text:list-item>
          <text:p text:style-name="P12">Coltello da lavoro</text:p>
        </text:list-item>
        <text:list-item>
          <text:p text:style-name="P12">Occhiali da sole</text:p>
        </text:list-item>
        <text:list-item>
          <text:p text:style-name="P12">Guanti</text:p>
        </text:list-item>
        <text:list-item>
          <text:p text:style-name="P12">Guanti da lavoro</text:p>
        </text:list-item>
        <text:list-item>
          <text:p text:style-name="P12">Kit primo soccorso</text:p>
        </text:list-item>
        <text:list-item>
          <text:p text:style-name="P12">Lampada da testa</text:p>
        </text:list-item>
        <text:list-item>
          <text:p text:style-name="P12">Borraccia</text:p>
        </text:list-item>
        <text:list-item>
          <text:p text:style-name="P12">Borraccia filtrante</text:p>
        </text:list-item>
        <text:list-item>
          <text:p text:style-name="P12">Sacca d'acqua</text:p>
        </text:list-item>
        <text:list-item>
          <text:p text:style-name="P12">Pastiglie per purificare l'acqua (microdyn o equivalente)</text:p>
        </text:list-item>
        <text:list-item>
          <text:p text:style-name="P12"><text:soft-page-break/>Repellente per insetti <text:a xlink:type="simple" xlink:href="https://www.amazon.it/Jungle-Formula-Repellente-Antizanzare-Spray/dp/B01M64XEO4" text:style-name="Internet_20_link" text:visited-style-name="Visited_20_Internet_20_Link"><text:span text:style-name="Definition">DEET 50%</text:span></text:a></text:p>
        </text:list-item>
        <text:list-item>
          <text:p text:style-name="P12">Bastoncini trekking</text:p>
        </text:list-item>
        <text:list-item>
          <text:p text:style-name="P12">Telo di emergenza (spaziale)</text:p>
        </text:list-item>
        <text:list-item>
          <text:p text:style-name="P12">Binocolo</text:p>
        </text:list-item>
        <text:list-item>
          <text:p text:style-name="P12">Cordino 2 ÷ 4 mm</text:p>
        </text:list-item>
        <text:list-item>
          <text:p text:style-name="P12">Corda dinamica/statica</text:p>
        </text:list-item>
      </text:list>
      <text:h text:style-name="Heading_20_3" text:outline-level="3"><text:bookmark-start text:name="navigazione"/>Navigazione<text:bookmark-end text:name="navigazione"/></text:h>
      <text:list xml:id="list4290448400" text:style-name="L9">
        <text:list-item>
          <text:p text:style-name="P13">Bussola</text:p>
        </text:list-item>
        <text:list-item>
          <text:p text:style-name="P13">Altimetro</text:p>
        </text:list-item>
        <text:list-item>
          <text:p text:style-name="P13">Gps</text:p>
        </text:list-item>
        <text:list-item>
          <text:p text:style-name="P13">Orologio</text:p>
        </text:list-item>
        <text:list-item>
          <text:p text:style-name="P13">Pannello solare</text:p>
        </text:list-item>
        <text:list-item>
          <text:p text:style-name="P13">Mappe - Carte geografiche</text:p>
        </text:list-item>
        <text:list-item>
          <text:p text:style-name="P13">Portamappe impermeabile</text:p>
        </text:list-item>
        <text:list-item>
          <text:p text:style-name="P13">Radio</text:p>
        </text:list-item>
        <text:list-item>
          <text:p text:style-name="P13">Garmin InReach</text:p>
        </text:list-item>
      </text:list>
      <text:h text:style-name="Heading_20_3" text:outline-level="3"><text:bookmark-start text:name="campeggio"/>Campeggio<text:bookmark-end text:name="campeggio"/></text:h>
      <text:list xml:id="list209622236" text:style-name="L10">
        <text:list-item>
          <text:p text:style-name="P14">Tenda</text:p>
        </text:list-item>
        <text:list-item>
          <text:p text:style-name="P14">Martello e pala</text:p>
        </text:list-item>
        <text:list-item>
          <text:p text:style-name="P14">Materassino</text:p>
        </text:list-item>
        <text:list-item>
          <text:p text:style-name="P14">Sacco a pelo</text:p>
        </text:list-item>
        <text:list-item>
          <text:p text:style-name="P14">Cuscino</text:p>
        </text:list-item>
        <text:list-item>
          <text:p text:style-name="P14">Fornello</text:p>
        </text:list-item>
        <text:list-item>
          <text:p text:style-name="P14">Kit cucina</text:p>
        </text:list-item>
        <text:list-item>
          <text:p text:style-name="P14">Popote / Trangia</text:p>
        </text:list-item>
        <text:list-item>
          <text:p text:style-name="P14">Detersivi</text:p>
        </text:list-item>
        <text:list-item>
          <text:p text:style-name="P14">Liofilizzati</text:p>
        </text:list-item>
        <text:list-item>
          <text:p text:style-name="P14">Moka</text:p>
        </text:list-item>
        <text:list-item>
          <text:p text:style-name="P14">Kit piatti/posate</text:p>
        </text:list-item>
        <text:list-item>
          <text:p text:style-name="P14">Tazza termica e bicchiere</text:p>
        </text:list-item>
        <text:list-item>
          <text:p text:style-name="P14">Accendini e fiammiferi antivento</text:p>
        </text:list-item>
        <text:list-item>
          <text:p text:style-name="P14">Contenitore stagno per fiammiferi</text:p>
        </text:list-item>
        <text:list-item>
          <text:p text:style-name="P14">Sacchi impermeabili (tipo immmondizia)</text:p>
        </text:list-item>
        <text:list-item>
          <text:p text:style-name="P14">Sacchetti richiudibili <text:a xlink:type="simple" xlink:href="https://www.ikea.com/it/it/catalog/products/80339281/" text:style-name="Internet_20_link" text:visited-style-name="Visited_20_Internet_20_Link"><text:span text:style-name="Definition">Istad</text:span></text:a></text:p>
        </text:list-item>
        <text:list-item>
          <text:p text:style-name="P14">Taniche pieghevoli</text:p>
        </text:list-item>
        <text:list-item>
          <text:p text:style-name="P14">Nastro americano</text:p>
        </text:list-item>
        <text:list-item>
          <text:p text:style-name="P14">Teflon</text:p>
        </text:list-item>
      </text:list>
      <text:h text:style-name="Heading_20_1" text:outline-level="1"><text:bookmark-start text:name="kit-sanitario-personale"/><text:soft-page-break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Farmaco</text:p>
            </table:table-cell>
            <table:table-cell table:style-name="Table1.A1" office:value-type="string">
              <text:p text:style-name="Table_20_Heading">Formulazione</text:p>
            </table:table-cell>
            <table:table-cell table:style-name="Table1.A1" office:value-type="string">
              <text:p text:style-name="Table_20_Heading">n°</text:p>
            </table:table-cell>
            <table:table-cell table:style-name="Table1.A1" office:value-type="string">
              <text:p text:style-name="Table_20_Heading">Molecola</text:p>
            </table:table-cell>
            <table:table-cell table:style-name="Table1.A1" office:value-type="string">
              <text:p text:style-name="Table_20_Heading">Dosaggio</text:p>
            </table:table-cell>
            <table:table-cell table:style-name="Table1.F1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1.A2" office:value-type="string">
            <text:p text:style-name="Table_20_Contents">Tachipirina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paracetamolo</text:p>
          </table:table-cell>
          <table:table-cell table:style-name="Table1.A2" office:value-type="string">
            <text:p text:style-name="Table_20_Contents">500 mg</text:p>
          </table:table-cell>
          <table:table-cell table:style-name="Table1.F2" office:value-type="string">
            <text:p text:style-name="Table_20_Contents">dolore/febbre</text:p>
          </table:table-cell>
        </table:table-row>
        <table:table-row>
          <table:table-cell table:style-name="Table1.A2" office:value-type="string">
            <text:p text:style-name="Table_20_Contents">Plasil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metoclopramide</text:p>
          </table:table-cell>
          <table:table-cell table:style-name="Table1.A2" office:value-type="string">
            <text:p text:style-name="Table_20_Contents">10 mg</text:p>
          </table:table-cell>
          <table:table-cell table:style-name="Table1.F2" office:value-type="string">
            <text:p text:style-name="Table_20_Contents">nausea/vomito</text:p>
          </table:table-cell>
        </table:table-row>
        <table:table-row>
          <table:table-cell table:style-name="Table1.A2" office:value-type="string">
            <text:p text:style-name="Table_20_Contents">Buscopan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scopolamina butilbromuro</text:p>
          </table:table-cell>
          <table:table-cell table:style-name="Table1.A2" office:value-type="string">
            <text:p text:style-name="Table_20_Contents">10 mg</text:p>
          </table:table-cell>
          <table:table-cell table:style-name="Table1.F2" office:value-type="string">
            <text:p text:style-name="Table_20_Contents">colica epatica/intestinale/renale</text:p>
          </table:table-cell>
        </table:table-row>
        <table:table-row>
          <table:table-cell table:style-name="Table1.A2" office:value-type="string">
            <text:p text:style-name="Table_20_Contents">Coefferalgan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paracetamolo/codeina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dolore ++</text:p>
          </table:table-cell>
        </table:table-row>
        <table:table-row>
          <table:table-cell table:style-name="Table1.A2" office:value-type="string">
            <text:p text:style-name="Table_20_Contents">Ibifen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ketoprofene</text:p>
          </table:table-cell>
          <table:table-cell table:style-name="Table1.A2" office:value-type="string">
            <text:p text:style-name="Table_20_Contents">200 mg</text:p>
          </table:table-cell>
          <table:table-cell table:style-name="Table1.F2" office:value-type="string">
            <text:p text:style-name="Table_20_Contents">dolore articolare</text:p>
          </table:table-cell>
        </table:table-row>
        <table:table-row>
          <table:table-cell table:style-name="Table1.A2" office:value-type="string">
            <text:p text:style-name="Table_20_Contents">Maalox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magnesio idrossido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acidità gastrica</text:p>
          </table:table-cell>
        </table:table-row>
        <table:table-row>
          <table:table-cell table:style-name="Table1.A2" office:value-type="string">
            <text:p text:style-name="Table_20_Contents">Ulcex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ranitidina</text:p>
          </table:table-cell>
          <table:table-cell table:style-name="Table1.A2" office:value-type="string">
            <text:p text:style-name="Table_20_Contents">300 mg</text:p>
          </table:table-cell>
          <table:table-cell table:style-name="Table1.F2" office:value-type="string">
            <text:p text:style-name="Table_20_Contents">acidità gastrica++</text:p>
          </table:table-cell>
        </table:table-row>
        <table:table-row>
          <table:table-cell table:style-name="Table1.A2" office:value-type="string">
            <text:p text:style-name="Table_20_Contents">Normix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rifaximina</text:p>
          </table:table-cell>
          <table:table-cell table:style-name="Table1.A2" office:value-type="string">
            <text:p text:style-name="Table_20_Contents">200 mg</text:p>
          </table:table-cell>
          <table:table-cell table:style-name="Table1.F2" office:value-type="string">
            <text:p text:style-name="Table_20_Contents">diarrea con febbre</text:p>
          </table:table-cell>
        </table:table-row>
        <table:table-row>
          <table:table-cell table:style-name="Table1.A2" office:value-type="string">
            <text:p text:style-name="Table_20_Contents">Bimixin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20</text:p>
          </table:table-cell>
          <table:table-cell table:style-name="Table1.A2" office:value-type="string">
            <text:p text:style-name="Table_20_Contents">bacitracina/neomicina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diarrea con febbre</text:p>
          </table:table-cell>
        </table:table-row>
        <table:table-row>
          <table:table-cell table:style-name="Table1.A2" office:value-type="string">
            <text:p text:style-name="Table_20_Contents">Lopemid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loperamide cloridrato</text:p>
          </table:table-cell>
          <table:table-cell table:style-name="Table1.A2" office:value-type="string">
            <text:p text:style-name="Table_20_Contents">2 mg</text:p>
          </table:table-cell>
          <table:table-cell table:style-name="Table1.F2" office:value-type="string">
            <text:p text:style-name="Table_20_Contents">diarrea</text:p>
          </table:table-cell>
        </table:table-row>
        <table:table-row>
          <table:table-cell table:style-name="Table1.A2" office:value-type="string">
            <text:p text:style-name="Table_20_Contents">Polase</text:p>
          </table:table-cell>
          <table:table-cell table:style-name="Table1.A2" office:value-type="string">
            <text:p text:style-name="Table_20_Contents">bustine</text:p>
          </table:table-cell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potassio/magnesio/sodio</text:p>
          </table:table-cell>
          <table:table-cell table:style-name="Table1.A2" office:value-type="string">
            <text:p text:style-name="Table_20_Contents">5 mg</text:p>
          </table:table-cell>
          <table:table-cell table:style-name="Table1.F2" office:value-type="string">
            <text:p text:style-name="Table_20_Contents">diarrea/disidratazione</text:p>
          </table:table-cell>
        </table:table-row>
        <table:table-row>
          <table:table-cell table:style-name="Table1.A2" office:value-type="string">
            <text:p text:style-name="Table_20_Contents">Aerius</text:p>
          </table:table-cell>
          <table:table-cell table:style-name="Table1.A2" office:value-type="string">
            <text:p text:style-name="Table_20_Contents">compresse</text:p>
          </table:table-cell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desloratadina</text:p>
          </table:table-cell>
          <table:table-cell table:style-name="Table1.A2" office:value-type="string">
            <text:p text:style-name="Table_20_Contents">5 mg</text:p>
          </table:table-cell>
          <table:table-cell table:style-name="Table1.F2" office:value-type="string">
            <text:p text:style-name="Table_20_Contents">allergia</text:p>
          </table:table-cell>
        </table:table-row>
        <table:table-row>
          <table:table-cell table:style-name="Table1.A2" office:value-type="string">
            <text:p text:style-name="Table_20_Contents">Nexcare</text:p>
          </table:table-cell>
          <table:table-cell table:style-name="Table1.A2" office:value-type="string">
            <text:p text:style-name="Table_20_Contents">steri strip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cerotti per suture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ferite varie</text:p>
          </table:table-cell>
        </table:table-row>
        <table:table-row>
          <table:table-cell table:style-name="Table1.A2" office:value-type="string">
            <text:p text:style-name="Table_20_Contents">Citrosil</text:p>
          </table:table-cell>
          <table:table-cell table:style-name="Table1.A2" office:value-type="string">
            <text:p text:style-name="Table_20_Contents">fazzolettini imbevuti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benzalconio cloruro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disinfettante cute e ferite</text:p>
          </table:table-cell>
        </table:table-row>
        <table:table-row>
          <table:table-cell table:style-name="Table1.A2" office:value-type="string">
            <text:p text:style-name="Table_20_Contents">Betadine</text:p>
          </table:table-cell>
          <table:table-cell table:style-name="Table1.A2" office:value-type="string">
            <text:p text:style-name="Table_20_Contents">soluzione cutanea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iodopovidone</text:p>
          </table:table-cell>
          <table:table-cell table:style-name="Table1.A2" office:value-type="string">
            <text:p text:style-name="Table_20_Contents">125 ml</text:p>
          </table:table-cell>
          <table:table-cell table:style-name="Table1.F2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1.A2" office:value-type="string">
            <text:p text:style-name="Table_20_Contents">Tetramil</text:p>
          </table:table-cell>
          <table:table-cell table:style-name="Table1.A2" office:value-type="string">
            <text:p text:style-name="Table_20_Contents">collirio monodos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terizolina/feniramina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decongestionante/antinfiammatorio</text:p>
          </table:table-cell>
        </table:table-row>
        <table:table-row>
          <table:table-cell table:style-name="Table1.A2" office:value-type="string">
            <text:p text:style-name="Table_20_Contents">Proctosedyl</text:p>
          </table:table-cell>
          <table:table-cell table:style-name="Table1.A2" office:value-type="string">
            <text:p text:style-name="Table_20_Contents">tubo crema rettale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20 g</text:p>
          </table:table-cell>
          <table:table-cell table:style-name="Table1.F2" office:value-type="string">
            <text:p text:style-name="Table_20_Contents">antiemorroidario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bende orlate 15 <text:soft-page-break/>cm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cerotto telato 3 cm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confez. Compresse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garza sterile 10x10cm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fascia a triangolo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garza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>cerotti medicati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Table_20_Contents">First Aid</text:p>
          </table:table-cell>
          <table:table-cell table:style-name="Table1.A2" office:value-type="string">
            <text:p text:style-name="Table_20_Contents">Kit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Table_20_Contents">Compeed</text:p>
          </table:table-cell>
          <table:table-cell table:style-name="Table1.A2" office:value-type="string">
            <text:p text:style-name="Table_20_Contents">Cerotti per Vescich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erotti per Vesciche</text:p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xml:id="list3366585756" text:style-name="L11">
        <text:list-item>
          <text:p text:style-name="P15">Corda</text:p>
        </text:list-item>
        <text:list-item>
          <text:p text:style-name="P15">Imbrago</text:p>
        </text:list-item>
        <text:list-item>
          <text:p text:style-name="P15">Casco</text:p>
        </text:list-item>
        <text:list-item>
          <text:p text:style-name="P15">Guanti</text:p>
        </text:list-item>
        <text:list-item>
          <text:p text:style-name="P15">Moschettoni</text:p>
        </text:list-item>
        <text:list-item>
          <text:p text:style-name="P15">Rinvii</text:p>
        </text:list-item>
        <text:list-item>
          <text:p text:style-name="P15">Gri-gri</text:p>
        </text:list-item>
        <text:list-item>
          <text:p text:style-name="P15">Maniglia bloccante</text:p>
        </text:list-item>
        <text:list-item>
          <text:p text:style-name="P15">Fettucce</text:p>
        </text:list-item>
        <text:list-item>
          <text:p text:style-name="P15">Cordino Prusik</text:p>
        </text:list-item>
        <text:list-item>
          <text:p text:style-name="P15">Spit</text:p>
        </text:list-item>
        <text:list-item>
          <text:p text:style-name="P15">Cunei</text:p>
        </text:list-item>
        <text:list-item>
          <text:p text:style-name="P15">Piantaspit</text:p>
        </text:list-item>
        <text:list-item>
          <text:p text:style-name="P15">Martello</text:p>
        </text:list-item>
        <text:list-item>
          <text:p text:style-name="P15">Zaino</text:p>
        </text:list-item>
        <text:list-item>
          <text:p text:style-name="P15">Borsa documenti</text:p>
        </text:list-item>
        <text:list-item>
          <text:p text:style-name="P15">Borsone (Duffel)</text:p>
        </text:list-item>
        <text:list-item>
          <text:p text:style-name="P15">Saccone</text:p>
        </text:list-item>
        <text:list-item>
          <text:p text:style-name="P15">Sacchi stagni (<text:a xlink:type="simple" xlink:href="http://www.amphibious.it/prodotti/sacchi-a-tubo/tube-light-evo.html" text:style-name="Internet_20_link" text:visited-style-name="Visited_20_Internet_20_Link"><text:span text:style-name="Definition">Amphibious Tube Light Evo</text:span></text:a>)</text:p>
        </text:list-item>
      </text:list>
      <text:h text:style-name="Heading_20_2" text:outline-level="2"><text:bookmark-start text:name="facoltativi-1"/><text:soft-page-break/>Facoltativi<text:bookmark-end text:name="facoltativi-1"/></text:h>
      <text:h text:style-name="Heading_20_3" text:outline-level="3"><text:bookmark-start text:name="extra"/>Extra<text:bookmark-end text:name="extra"/></text:h>
      <text:list xml:id="list1075989646" text:style-name="L12">
        <text:list-item>
          <text:p text:style-name="P16">E-book reader</text:p>
        </text:list-item>
        <text:list-item>
          <text:p text:style-name="P16">Macchina fotografica</text:p>
        </text:list-item>
        <text:list-item>
          <text:p text:style-name="P16">Batterie di ricambio</text:p>
        </text:list-item>
        <text:list-item>
          <text:p text:style-name="P16">Caricabatterie portatile <text:a xlink:type="simple" xlink:href="https://www.amazon.it/Migliorata-Anker-Portatile-PowerCore-Retrocompatibile/dp/B01N0X3NL5/" text:style-name="Internet_20_link" text:visited-style-name="Visited_20_Internet_20_Link"><text:span text:style-name="Definition">Power Bank</text:span></text:a></text:p>
        </text:list-item>
        <text:list-item>
          <text:p text:style-name="P16">Adattatore universale con presa USB (<text:a xlink:type="simple" xlink:href="https://www.amazon.it/Skross-SKR1302150-Adattatore-Viaggio-Bianco/dp/B00E4GF2TU/" text:style-name="Internet_20_link" text:visited-style-name="Visited_20_Internet_20_Link"><text:span text:style-name="Definition">https://www.amazon.it/Skross-SKR1302150-Adattatore-Viaggio-Bianco/dp/B00E4GF2TU/</text:span></text:a>)</text:p>
        </text:list-item>
        <text:list-item>
          <text:p text:style-name="P16">Cavi USB</text:p>
        </text:list-item>
        <text:list-item>
          <text:p text:style-name="P16">Penne</text:p>
        </text:list-item>
        <text:list-item>
          <text:p text:style-name="P16">Matite</text:p>
        </text:list-item>
        <text:list-item>
          <text:p text:style-name="P16">Quaderno</text:p>
        </text:list-item>
        <text:list-item>
          <text:p text:style-name="P16">Prolunga con adattatore da campeggio</text:p>
        </text:list-item>
        <text:list-item>
          <text:p text:style-name="P16">Multipresa Ciabatta Elettrica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xml:id="list2349236950" text:style-name="L13">
        <text:list-item>
          <text:p text:style-name="P17">Frittata o Porridge</text:p>
        </text:list-item>
        <text:list-item>
          <text:p text:style-name="P17">Caffè</text:p>
        </text:list-item>
      </text:list>
      <text:h text:style-name="Heading_20_2" text:outline-level="2"><text:bookmark-start text:name="spuntino"/>Spuntino<text:bookmark-end text:name="spuntino"/></text:h>
      <text:list xml:id="list2561033312" text:style-name="L14">
        <text:list-item>
          <text:p text:style-name="P18">Barrette</text:p>
        </text:list-item>
      </text:list>
      <text:h text:style-name="Heading_20_2" text:outline-level="2"><text:bookmark-start text:name="pranzo"/>Pranzo<text:bookmark-end text:name="pranzo"/></text:h>
      <text:list xml:id="list661038091" text:style-name="L15">
        <text:list-item>
          <text:p text:style-name="P19">Barrette</text:p>
        </text:list-item>
      </text:list>
      <text:h text:style-name="Heading_20_2" text:outline-level="2"><text:bookmark-start text:name="spuntino-1"/>Spuntino<text:bookmark-end text:name="spuntino-1"/></text:h>
      <text:list xml:id="list3060650299" text:style-name="L16">
        <text:list-item>
          <text:p text:style-name="P20">Barrette</text:p>
        </text:list-item>
      </text:list>
      <text:h text:style-name="Heading_20_2" text:outline-level="2"><text:bookmark-start text:name="cena"/>Cena<text:bookmark-end text:name="cena"/></text:h>
      <text:list xml:id="list1824213590" text:style-name="L17">
        <text:list-item>
          <text:p text:style-name="P3">Carne o pasta</text:p>
        </text:list-item>
        <text:list-item>
          <text:p text:style-name="P3">Salume</text:p>
        </text:list-item>
        <text:list-item>
          <text:p text:style-name="P3">Caffè</text:p>
        </text:list-item>
        <text:list-item>
          <text:p text:style-name="P4">#mudec</text:p>
        </text:list-item>
        <text:list-item>
          <text:p text:style-name="P4">#archaeology</text:p>
        </text:list-item>
        <text:list-item>
          <text:p text:style-name="P4"><text:soft-page-break/>#argentina</text:p>
        </text:list-item>
        <text:list-item>
          <text:p text:style-name="P4">#salta</text:p>
        </text:list-item>
        <text:list-item>
          <text:p text:style-name="P4">hiking</text:p>
        </text:list-item>
        <text:list-item>
          <text:p text:style-name="P4">#trekking</text:p>
        </text:list-item>
        <text:list-item>
          <text:p text:style-name="P4">#outdoor</text:p>
        </text:list-item>
        <text:list-item>
          <text:p text:style-name="P4">#ferrino</text:p>
        </text:list-item>
        <text:list-item>
          <text:p text:style-name="P4">#dolomite</text:p>
        </text:list-item>
        <text:list-item>
          <text:p text:style-name="P4">#lasportiva</text:p>
        </text:list-item>
        <text:list-item>
          <text:p text:style-name="P4">#klymit</text:p>
        </text:list-item>
        <text:list-item>
          <text:p text:style-name="P4">#grayl</text:p>
        </text:list-item>
        <text:list-item>
          <text:p text:style-name="P4">#victorinox</text:p>
        </text:list-item>
        <text:list-item>
          <text:p text:style-name="P4">#montura</text:p>
        </text:list-item>
        <text:list-item>
          <text:p text:style-name="P4">#patagonia</text:p>
        </text:list-item>
        <text:list-item>
          <text:p text:style-name="P4">Trek'n Eat</text:p>
        </text:list-item>
        <text:list-item>
          <text:p text:style-name="P4">#leatherman</text:p>
        </text:list-item>
      </text:list>
      <text:h text:style-name="Heading_20_1" text:outline-level="1"><text:bookmark-start text:name="materiali-per-spedizione-awesome"/>Materiali per spedizione <text:span text:style-name="Definition"><draw:frame draw:style-name="fr1" draw:name="img1" text:anchor-type="as-char" svg:width="2.91cm" svg:height="0.529cm" draw:z-index="0"><draw:image xlink:href="Pictures/100016C500000B5E000002116795F16B8AA02AB4.svg" xlink:type="simple" xlink:show="embed" xlink:actuate="onLoad" loext:mime-type="image/svg+xml"/><draw:image xlink:href="Pictures/100002010000006E00000014B46345D3B2855445.png" xlink:type="simple" xlink:show="embed" xlink:actuate="onLoad"/></draw:frame></text:span><text:bookmark-end text:name="materiali-per-spedizione-awesome"/></text:h>
      <text:p text:style-name="First_20_paragraph"><text:span text:style-name="T2">Shortlink: </text:span><text:a xlink:type="simple" xlink:href="https://obscura59.github.io/materiali_spedizione" text:style-name="Internet_20_link" text:visited-style-name="Visited_20_Internet_20_Link"><text:span text:style-name="Definition"><text:span text:style-name="Source_5f_Text">https://obscura59.github.io/materiali_spedizione</text:span></text:span></text:a></text:p>
      <text:h text:style-name="Heading_20_1" text:outline-level="1"><text:bookmark-start text:name="equipaggiamento"/>Equipaggiamento<text:bookmark-end text:name="equipaggiamento"/></text:h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P2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text:style-name="Internet_20_link" text:visited-style-name="Visited_20_Internet_20_Link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xml:id="list1448470906" text:style-name="L18">
        <text:list-item>
          <text:p text:style-name="P21"><text:a xlink:type="simple" xlink:href="02_FONDAMENTALI.md" text:style-name="Internet_20_link" text:visited-style-name="Visited_20_Internet_20_Link"><text:span text:style-name="Definition">Da non dimenticare </text:span></text:a><text:a xlink:type="simple" xlink:href="02_FONDAMENTALI.md" text:style-name="Internet_20_link" text:visited-style-name="Visited_20_Internet_20_Link"><text:span text:style-name="Definition"><text:span text:style-name="T1">per nessun motivo</text:span></text:span></text:a></text:p>
        </text:list-item>
        <text:list-item>
          <text:p text:style-name="P21"><text:a xlink:type="simple" xlink:href="03_abbigliamento.md" text:style-name="Internet_20_link" text:visited-style-name="Visited_20_Internet_20_Link"><text:span text:style-name="Definition">Abbigliamento</text:span></text:a></text:p>
        </text:list-item>
        <text:list-item>
          <text:p text:style-name="P21"><text:a xlink:type="simple" xlink:href="04_toilette.md" text:style-name="Internet_20_link" text:visited-style-name="Visited_20_Internet_20_Link"><text:span text:style-name="Definition">Toilette</text:span></text:a></text:p>
        </text:list-item>
        <text:list-item>
          <text:p text:style-name="P21"><text:a xlink:type="simple" xlink:href="05_logistica.md" text:style-name="Internet_20_link" text:visited-style-name="Visited_20_Internet_20_Link"><text:span text:style-name="Definition">Logistica</text:span></text:a></text:p>
        </text:list-item>
        <text:list-item>
          <text:p text:style-name="P21"><text:a xlink:type="simple" xlink:href="06_medicinali.md" text:style-name="Internet_20_link" text:visited-style-name="Visited_20_Internet_20_Link"><text:span text:style-name="Definition">Medicinali</text:span></text:a></text:p>
        </text:list-item>
        <text:list-item>
          <text:p text:style-name="P21"><text:soft-page-break/><text:a xlink:type="simple" xlink:href="07_materiali.md" text:style-name="Internet_20_link" text:visited-style-name="Visited_20_Internet_20_Link"><text:span text:style-name="Definition">Materiali</text:span></text:a></text:p>
        </text:list-item>
        <text:list-item>
          <text:p text:style-name="P21"><text:a xlink:type="simple" xlink:href="08_extra.md" text:style-name="Internet_20_link" text:visited-style-name="Visited_20_Internet_20_Link"><text:span text:style-name="Definition">Extra</text:span></text:a></text:p>
        </text:list-item>
        <text:list-item>
          <text:p text:style-name="P21"><text:a xlink:type="simple" xlink:href="09_cibo.md" text:style-name="Internet_20_link" text:visited-style-name="Visited_20_Internet_20_Link"><text:span text:style-name="Definition">Cib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Equipaggiamento per le spedizioni</dc:title>
    <dc:description/>
    <dc:subject/>
    <meta:keyword/>
    <meta:initial-creator>Alvise Belotti</meta:initial-creator>
    <meta:creation-date>2019-08-22T09:42:55Z</meta:creation-date>
    <dc:date>2019-08-22T11:49:40.408274103</dc:date>
    <meta:print-date>2019-08-22T11:47:29.427701838</meta:print-date>
    <meta:editing-duration>PT6M32S</meta:editing-duration>
    <meta:editing-cycles>1</meta:editing-cycles>
    <meta:document-statistic meta:table-count="1" meta:image-count="1" meta:object-count="0" meta:page-count="8" meta:paragraph-count="309" meta:word-count="755" meta:character-count="4550" meta:non-whitespace-character-count="4254"/>
    <meta:user-defined meta:name="date">04 settembre 2018</meta:user-defined>
    <meta:user-defined meta:name="language">it-IT</meta:user-defined>
    <meta:user-defined meta:name="rights">Creative Commons Non-Commercial Share Alike 3.0</meta:user-defined>
    <meta:user-defined meta:name="subtitle">Un'inventario del materiale da portare in spedizione</meta:user-defined>
    <meta:user-defined meta:name="toc-title" meta:value-type="string">Indice</meta:user-defined>
  </office:meta>
</office:document-meta>
</file>